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officeooo:rsid="0050d76f" officeooo:paragraph-rsid="001c547f"/>
    </style:style>
    <style:style style:name="P2" style:family="paragraph" style:parent-style-name="Standard">
      <style:text-properties officeooo:rsid="0045b227" officeooo:paragraph-rsid="001c547f"/>
    </style:style>
    <style:style style:name="P3" style:family="paragraph" style:parent-style-name="Standard">
      <style:text-properties officeooo:rsid="0050d76f" officeooo:paragraph-rsid="001c547f"/>
    </style:style>
    <style:style style:name="P4" style:family="paragraph" style:parent-style-name="Standard">
      <style:text-properties officeooo:rsid="003a571b" officeooo:paragraph-rsid="001c547f"/>
    </style:style>
    <style:style style:name="P5" style:family="paragraph" style:parent-style-name="Standard">
      <style:text-properties officeooo:rsid="003ba281" officeooo:paragraph-rsid="001c547f"/>
    </style:style>
    <style:style style:name="P6" style:family="paragraph" style:parent-style-name="Standard">
      <style:text-properties style:font-name="Liberation Serif" fo:font-style="italic" officeooo:rsid="003c83a2" officeooo:paragraph-rsid="001c547f" style:font-style-asian="italic" style:font-style-complex="italic"/>
    </style:style>
    <style:style style:name="P7" style:family="paragraph" style:parent-style-name="Standard">
      <style:text-properties style:font-name="Liberation Serif" fo:font-style="italic" officeooo:rsid="02cb25da" officeooo:paragraph-rsid="001c547f" style:font-style-asian="italic" style:font-style-complex="italic"/>
    </style:style>
    <style:style style:name="P8" style:family="paragraph" style:parent-style-name="Standard">
      <style:text-properties officeooo:rsid="003c83a2" officeooo:paragraph-rsid="001c547f"/>
    </style:style>
    <style:style style:name="P9" style:family="paragraph" style:parent-style-name="Standard">
      <style:text-properties officeooo:rsid="003ce9ff" officeooo:paragraph-rsid="001c547f"/>
    </style:style>
    <style:style style:name="P10" style:family="paragraph" style:parent-style-name="Standard">
      <style:text-properties officeooo:rsid="003d43c2" officeooo:paragraph-rsid="001c547f"/>
    </style:style>
    <style:style style:name="P11" style:family="paragraph" style:parent-style-name="Standard">
      <style:text-properties officeooo:rsid="0040e1c0" officeooo:paragraph-rsid="001c547f"/>
    </style:style>
    <style:style style:name="P12" style:family="paragraph" style:parent-style-name="Standard">
      <style:text-properties officeooo:rsid="0042a735" officeooo:paragraph-rsid="001c547f"/>
    </style:style>
    <style:style style:name="P13" style:family="paragraph" style:parent-style-name="Standard">
      <style:text-properties officeooo:rsid="0044311a" officeooo:paragraph-rsid="001c547f"/>
    </style:style>
    <style:style style:name="T1" style:family="text">
      <style:text-properties officeooo:rsid="00a2e7e6"/>
    </style:style>
    <style:style style:name="T2" style:family="text">
      <style:text-properties officeooo:rsid="00f86159"/>
    </style:style>
    <style:style style:name="T3" style:family="text">
      <style:text-properties officeooo:rsid="003ba281"/>
    </style:style>
    <style:style style:name="T4" style:family="text">
      <style:text-properties officeooo:rsid="00d811e6"/>
    </style:style>
    <style:style style:name="T5" style:family="text">
      <style:text-properties officeooo:rsid="00a445e7"/>
    </style:style>
    <style:style style:name="T6" style:family="text">
      <style:text-properties officeooo:rsid="003c83a2"/>
    </style:style>
    <style:style style:name="T7" style:family="text">
      <style:text-properties officeooo:rsid="009220f7"/>
    </style:style>
    <style:style style:name="T8" style:family="text">
      <style:text-properties officeooo:rsid="00d98ee9"/>
    </style:style>
    <style:style style:name="T9" style:family="text">
      <style:text-properties officeooo:rsid="02cc34a4"/>
    </style:style>
    <style:style style:name="T10" style:family="text">
      <style:text-properties officeooo:rsid="00a5ac59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a5ac59" style:font-weight-asian="normal" style:font-weight-complex="normal"/>
    </style:style>
    <style:style style:name="T13" style:family="text">
      <style:text-properties fo:font-weight="normal" officeooo:rsid="02cc34a4" style:font-weight-asian="normal" style:font-weight-complex="normal"/>
    </style:style>
    <style:style style:name="T14" style:family="text">
      <style:text-properties officeooo:rsid="02cca379"/>
    </style:style>
    <style:style style:name="T15" style:family="text">
      <style:text-properties officeooo:rsid="00a62226"/>
    </style:style>
    <style:style style:name="T16" style:family="text">
      <style:text-properties officeooo:rsid="00da0dc0"/>
    </style:style>
    <style:style style:name="T17" style:family="text">
      <style:text-properties officeooo:rsid="02cdb534"/>
    </style:style>
    <style:style style:name="T18" style:family="text">
      <style:text-properties officeooo:rsid="00a63b9e"/>
    </style:style>
    <style:style style:name="T19" style:family="text">
      <style:text-properties officeooo:rsid="0044311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/>
      <text:p text:style-name="P3"/>
      <text:p text:style-name="P4">В футбол играли на травян<text:span text:style-name="T1">ист</text:span>ом поле между Бугорком, мусоркой и кюветом дороги вокруг кварталов.</text:p>
      <text:p text:style-name="P4">Сперва определялись капитаны команд — по росту, возрасту и голосистости. </text:p>
      <text:p text:style-name="P4">Потом мальчики, попарно, отходили от своих будущих вождей и неслышно сговаривались:</text:p>
      <text:p text:style-name="P4">- Ты будешь «молот», а я — «тигр.</text:p>
      <text:p text:style-name="P4">Затем пары возвращались к двум капитанам и спрашивали того, чья очередь была выбирать:</text:p>
      <text:p text:style-name="P4">- Молот или тигр?</text:p>
      <text:p text:style-name="P4">После раздела людских <text:span text:style-name="T2">ресурсов</text:span> начиналась игра.</text:p>
      <text:p text:style-name="P4">Мне очень хотелось выбиться в капитаны, и чтоб все мальчики стремились попасть в мою команду. Но это оставалось лишь мечтами.</text:p>
      <text:p text:style-name="P4">Я старательно бегал по траве — от одних ворот до других; отчаянно рвался к победе, но мяч мне почти не подворачивался и, прежде <text:span text:style-name="T1">чем </text:span>изловчусь пнуть по нему, набегали, <text:span text:style-name="T3">если не свои так противники, отбирали недосягаемый мяч и я опять бегал туда-сюда по полю с воплями: «пас! мне!», но меня никто не слушал и все тоже вопили и бегали, и игра катилась без моего, фактически, участия...</text:span></text:p>
      <text:p text:style-name="P4"/>
      <text:p text:style-name="P5">В то лето все мы — родители и дети — поехали в Конотоп, на свадьбу маминой сестры Людмилы, которая выходила замуж за чемпиона области по штанге <text:span text:style-name="T4">в полусреднем весе</text:span>, молодого, но уже лысеющего Анатолия Архипенко из города Сумы.</text:p>
      <text:p text:style-name="P5">Большая машина с брезентовым верхом отвезла нас через КПП Объекта до железнодорожной станции Валдай и там мы сели на поезд до станции Бологое, где у нас была пересадка.</text:p>
      <text:p text:style-name="P5">Вагон <text:span text:style-name="T1">оказался</text:span> совсем пустой, с жёлтыми деревянными скамейками между зелёных стен.</text:p>
      <text:p text:style-name="P5">Мне нравилось как он покачивает по<text:span text:style-name="T1">д</text:span> перестук своих колёс.</text:p>
      <text:p text:style-name="P5">Нравилось смотреть в окно, где набегали и тут же отставали тёмные столбы из брёвен, неся на своих перекладинах нескончаемо скользящую дорожку провисающих проводов.</text:p>
      <text:p text:style-name="P5">На остановках поезд подолгу стоял, пропуская скорые и более важные поезда.</text:p>
      <text:p text:style-name="P5">Особенно долгой была стоянка на станции Дно.</text:p>
      <text:p text:style-name="P5">Это название я прочитал за стеклом вывески н<text:span text:style-name="T5">а</text:span> зелёной будке.</text:p>
      <text:p text:style-name="P5">И только когда мимо этой будки неторопливо пропыхкал одиночный паровоз, утопая <text:span text:style-name="T6">своим </text:span>длинным чёрным телом в клубах <text:span text:style-name="T5">своего же</text:span> белого пара, наш поезд тронулся дальше.</text:p>
      <text:p text:style-name="P5"/>
      <text:p text:style-name="P6">(...я <text:span text:style-name="T7">и теперь иногда </text:span>вспоми<text:span text:style-name="T7">наю</text:span> эту станцию и длинный чёрный паровоз, ползущий сквозь белый туман пара, <text:span text:style-name="T8">после того как</text:span> прочитал, что на станции Дно полковник российской армии Николай Романов подписал своё отречение от царского престола.</text:p>
      <text:p text:style-name="P6">Только этим не спас он ни себя, ни женщин, ни детей своей императорской семьи, которых при расстреле добивали винтовочными штыками.</text:p>
      <text:p text:style-name="P6">Хорошо, что не про всё мы знаем в детстве...)</text:p>
      <text:p text:style-name="P7"/>
      <text:p text:style-name="P8">Большинство домов по улице Нежинской в городе Конотопе стоят чуть отступив от дороги, позади своих заборов, отражающих степень зажиточности хозяев и основные этапы <text:span text:style-name="T9">в </text:span>развити<text:span text:style-name="T9">и</text:span> технологии заборостроения.</text:p>
      <text:p text:style-name="P8">Однако, номер 19-й своей, когда-то беленой стеной, с двумя окнами и четырьмя ставнями для запирания этих окон на ночь, кратко прерывает строй заборной разношерстицы.</text:p>
      <text:p text:style-name="P8">В дом заходят со двора, миновав калитку из высоких досок, рядом с такими же воротами, но <text:span text:style-name="T9">те чуть </text:span>шире <text:span text:style-name="T9">и вечно заперты</text:span>.</text:p>
      <text:p text:style-name="P8"><text:span text:style-name="T9">А точнее</text:span>, в дом заходят через четыре входа — по два <text:span text:style-name="T9">в</text:span> кажд<text:span text:style-name="T9">ой</text:span> из <text:span text:style-name="T9">двух</text:span> веранд с дощатыми глухими стенками.</text:p>
      <text:p text:style-name="P9">Первая от улицы веранда, как и половина всего дома, принадлеж<text:span text:style-name="T10">ит</text:span> Игнату Пилюте и его жене Пилютихе и это их окна выход<text:span text:style-name="T10">ят</text:span> на улицу Нежинскую.</text:p>
      <text:p text:style-name="P9"><text:soft-page-break/>Вторая веранда, обвитая виноградной лозой с широкими зелёными листьями и бледными <text:span text:style-name="T11">гроздьями мелких, никогда не вызревающих ягод, </text:span><text:span text:style-name="T12">внутри </text:span><text:span text:style-name="T11">поделена <text:s/></text:span><text:span text:style-name="T13">надвое продольной</text:span><text:span text:style-name="T10"> </text:span>перегородкой.</text:p>
      <text:p text:style-name="P9">Хата нашей бабки, Екатерины Ивановны, состо<text:span text:style-name="T9">яла </text:span>(<text:span text:style-name="T9">за вычетом</text:span> полутёмной полуверанды) из кухни с одним окном, <text:span text:style-name="T9">обращённым</text:span> на свою <text:span text:style-name="T10">же </text:span>входную дверь в межверандном закутке, и с кирпичной <text:span text:style-name="T10">плитой-</text:span>печью <text:span text:style-name="T14">у противоположной стены, возле </text:span><text:s/>двер<text:span text:style-name="T14">и</text:span> в комнату, где тоже <text:span text:style-name="T14">всего одно</text:span> окно с видом <text:span text:style-name="T10">на </text:span>глубокие тенистые сумерки <text:span text:style-name="T14">под </text:span><text:s/>исполинск<text:span text:style-name="T14">им</text:span> вяз<text:span text:style-name="T14">ом</text:span> в палисаднике, <text:span text:style-name="T14">и на </text:span>невысокий штакетник, за которым<text:span text:style-name="T10"> уже двор и </text:span>хата <text:span text:style-name="T10">соседей </text:span>Турковых.</text:p>
      <text:p text:style-name="P9">За <text:span text:style-name="T14">последней</text:span> дверью жили старики Дузенко.</text:p>
      <text:p text:style-name="P9">У них тоже <text:span text:style-name="T15">всего</text:span> только кухня и комната, но на два окна больше, чем в хате бабы Кати, поскольку, <text:span text:style-name="T8">из-за</text:span> симметричной планировк<text:span text:style-name="T8">и</text:span> дома, во двор<text:span text:style-name="T8"> тоже </text:span><text:s/>выходи<text:span text:style-name="T14">т</text:span> <text:span text:style-name="T8">пара окон;</text:span> <text:span text:style-name="T8">как и на улицу.</text:span></text:p>
      <text:p text:style-name="P9">Под каждым из Дузенк<text:span text:style-name="T14">иных </text:span>дворовых окон рос огромный американский клён с островидными пятипалыми листьями, а между <text:span text:style-name="T14">этих двух </text:span>клёнов старик Дузенко держал штабель красного кирпича для возможной перестройки в будущем.</text:p>
      <text:p text:style-name="P10">Метров через шесть от деревьев и штабеля, параллельно им, <text:span text:style-name="T15">тянулся </text:span>ряд сараев из серо-чёрных от ветхости досок; без окон, с висячими замками на дверях, где хозяева держали <text:s/>топливо на зиму, а баба Катя ещё и свинью Машку.</text:p>
      <text:p text:style-name="P10">Напротив веранды <text:span text:style-name="T8">с бесплодным виноградом </text:span>росло ещё одно неприступное для лазанья дерево, а за ним забор от соседей.</text:p>
      <text:p text:style-name="P10">Под деревом <text:span text:style-name="T15">стоял</text:span> погреб Пилюты — сараюшка с глинобитными стенами.</text:p>
      <text:p text:style-name="P10">Погреб Дузенко <text:span text:style-name="T8">отстоял повыше и </text:span>как бы продолжал ряд сараев, но не смыкался с ними, оставляя проход в огороды.</text:p>
      <text:p text:style-name="P10">А под прямым углом к Дузенкиному, но не доходя до Пилютиного, совсем маленький погреб бабы Кати — дощатая халабуда над крышкой-лядой вертикальной ямы, <text:span text:style-name="T15">уходящей на </text:span>глубин<text:span text:style-name="T15">у</text:span> в два метра, на дне <text:span text:style-name="T15">которой вырыты </text:span>пещерки-<text:span text:style-name="T15">ниши, по одной на все четыре стороны, в них</text:span> опускают на зиму картошку и морковку, а ещё буряки, чтоб не помёрзли.</text:p>
      <text:p text:style-name="P10">В углу между дощатыми <text:span text:style-name="T16">погребниками</text:span> стояла <text:span text:style-name="T15">ещё и собачья </text:span>будка<text:span text:style-name="T15">, </text:span>с чёрно-белым кобелём Жулькой на цепи, которой он звякал и хлестал о землю, остервенело лая на всякого входящего во двор незнакомца.</text:p>
      <text:p text:style-name="P10">Но я с ним подружился в первый же вечер, когда, по совету мамы, вынес и высыпал в его железную тарелку остатки еды после ужина.</text:p>
      <text:p text:style-name="P10"/>
      <text:p text:style-name="P11">Волосы у бабы Кати были совсем седые и чуть волнистые. Она их стригла до середины шеи и сдерживала пониже затылка полукруглым пластмассовым гребнем.</text:p>
      <text:p text:style-name="P11"><text:span text:style-name="T15">На чуть смугловатом лице с </text:span>тонким носом <text:span text:style-name="T15">круглились, словно от испуга, чёрные глаза.</text:span></text:p>
      <text:p text:style-name="P11">А в сумеречной комнате на <text:span text:style-name="T14">глухой </text:span>стене <text:span text:style-name="T15">висел </text:span>портрет черноволосой женщины в высокой аристократической причёске и при галстуке, по моде нэповских времён — баба Катя в молодости. <text:span text:style-name="T14">На соседнем фотографическом </text:span><text:s/>портрет<text:span text:style-name="T17">е </text:span>— мужчин<text:span text:style-name="T17">а</text:span> в косоворотке и пиджаке, с тяжёлым Джек Лондонским подбородком — <text:span text:style-name="T15">это </text:span>её муж Иосиф, когда <text:span text:style-name="T14">он </text:span>ещё <text:span text:style-name="T15">работал</text:span> ревизором по торговле, до ссылки на север и последующей пропаже при отступлении немцев из Конотопа.</text:p>
      <text:p text:style-name="P11"/>
      <text:p text:style-name="P11">Гостить у бабы Кати мне понравилось, <text:span text:style-name="T17">хотя</text:span> <text:span text:style-name="T18">тут </text:span>ни городков, ни футбола, зато <text:span text:style-name="T17">ежедневные</text:span> прятки с <text:s/>детьми <text:span text:style-name="T17">из соседних хат</text:span>, которые тебя ни за что не найдут, если спрятаться в будку к Жульке.</text:p>
      <text:p text:style-name="P12">Вечерами на улице с мягкой чёрной пылью зажигались редкие фонари и под ними с бомбовозным гуденьем <text:span text:style-name="T17">про</text:span>летали здоровенные майские жуки. Некоторые до того низко, что можно сбить рукой. </text:p>
      <text:p text:style-name="P12"><text:span text:style-name="T18">П</text:span>ойманных <text:span text:style-name="T18">мы сажали в</text:span> пустые спичечные коробки <text:span text:style-name="T17">и</text:span> они шарудели там внутри своими длинными неуклюжими ногами. </text:p>
      <text:p text:style-name="P12">На следующий день, открыв полюбоваться их пластинчатыми усами и красивым цветом <text:soft-page-break/><text:span text:style-name="T19">спинок</text:span>, мы подкармливали их кусочками листьев, но они, похоже, были не голодные и мы их отпускали в полёт со своих ладоней, как божьих коровок.</text:p>
      <text:p text:style-name="P12">Жук щекотно переползал на пальцы, вскидывал жёсткие надкрылья, чтобы <text:span text:style-name="T17">расправить</text:span> упакованные под ними длинные прозрачные крылья и с гудом улетал: ни «спасибо», ни «до свиданья».</text:p>
      <text:p text:style-name="P12">Ну, и лети — вечером ещё наловим.</text:p>
      <text:p text:style-name="P12"/>
      <text:p text:style-name="P13">Однажды днём из дальнего конца улицы <text:span text:style-name="T17">раздались</text:span> раздирающе нестройные взвывы, мерное буханье, брязги.</text:p>
      <text:p text:style-name="P13"><text:span text:style-name="T17">На</text:span> звук<text:span text:style-name="T17">и</text:span> знакомой какофонии жители Нежинской выходили за калитки своих дворов и сообщали друг другу кого хоронят.</text:p>
      <text:p text:style-name="P13">Впереди процессии шагали три человека, прижимая к губам блеск меди нестройно рыдающих труб. </text:p>
      <text:p text:style-name="P13">Четвёртый нёс перед собой барабан, как огромный живот. Прошагав сколько надо, он бил его в бок войлочной колотушкой. </text:p>
      <text:p text:style-name="P13">Барабан <text:span text:style-name="T17">крепился</text:span> широк<text:span text:style-name="T17">и</text:span>м ремн<text:span text:style-name="T17">ём</text:span> через спину, <text:s/><text:span text:style-name="T17">оставляя барабанщику обе руки свободными и во второй он держал </text:span><text:s/>медную тарелку, <text:span text:style-name="T17">чтобы</text:span> брязга<text:span text:style-name="T17">ть</text:span> её о <text:span text:style-name="T17">друг</text:span>ую, <text:span text:style-name="T17">прикрученную </text:span><text:s/>поверх барабана, на что трубы <text:span text:style-name="T17">разноголосо</text:span> взвывали снова.</text:p>
      <text:p text:style-name="P13">За музыкантами несли большую <text:span text:style-name="T16">угрюмую </text:span>фотографию и несколько венков с <text:span text:style-name="T16">белыми</text:span> буквами надписей на <text:span text:style-name="T16">чёрных</text:span> лентах.</text:p>
      <text:p text:style-name="P13">Следом медленно двигался урчащий грузовик с отстёгнутыми бортами, где два человека держались за ажурную башенку памятника серебристого цвета, а у их ног лежал гроб с покойником.</text:p>
      <text:p text:style-name="P13">Нестройная толпа замыкала неспешное шествие.</text:p>
      <text:p text:style-name="P13">Я не решился выйти на улицу, хоть там были и мама с тётей Людой, и соседки, и дети из других домов.</text:p>
      <text:p text:style-name="P2">Но всё же, движимый любопытством, я взобрался на изнаночную перекладину <text:s/>запертых ворот.</text:p>
      <text:p text:style-name="P2">Свинцовый нос над жёлтым лицом покойника показались до того отвратительно жуткими, что я убежал до самой будки чёрно-белого Жульки, который тоже неспокойно поскуливал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2-27T20:57:51.493769134</meta:creation-date>
    <dc:date>2017-02-27T20:57:58.213999599</dc:date>
    <dc:creator>sehrguey </dc:creator>
    <meta:editing-duration>PT6S</meta:editing-duration>
    <meta:editing-cycles>1</meta:editing-cycles>
    <meta:document-statistic meta:table-count="0" meta:image-count="0" meta:object-count="0" meta:page-count="3" meta:paragraph-count="58" meta:word-count="1272" meta:character-count="8206" meta:non-whitespace-character-count="6964"/>
    <meta:generator>LibreOffice/4.3.3.2$Linux_x86 LibreOffice_project/430m0$Build-2</meta:generator>
  </office:meta>
</office:document-meta>
</file>